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Meaning">
      <style:graphic-properties fo:min-height="0.757cm" fo:min-width="8.929cm"/>
    </style:style>
    <style:style style:name="gr20" style:family="graphic" style:parent-style-name="English">
      <style:graphic-properties fo:min-height="1.009cm" fo:min-width="8.928cm"/>
    </style:style>
    <style:style style:name="gr21" style:family="graphic" style:parent-style-name="Onyomi">
      <style:graphic-properties fo:min-height="0.759cm" fo:min-width="8.929cm"/>
    </style:style>
    <style:style style:name="gr22" style:family="graphic" style:parent-style-name="Kunyomi">
      <style:graphic-properties fo:min-height="0.757cm" fo:min-width="8.929cm"/>
    </style:style>
    <style:style style:name="gr23" style:family="graphic" style:parent-style-name="Meaning">
      <style:graphic-properties fo:min-height="0.757cm" fo:min-width="8.928cm"/>
    </style:style>
    <style:style style:name="gr24" style:family="graphic" style:parent-style-name="English">
      <style:graphic-properties fo:min-height="1.01cm" fo:min-width="8.929cm"/>
    </style:style>
    <style:style style:name="gr25" style:family="graphic" style:parent-style-name="Onyomi">
      <style:graphic-properties fo:min-height="0.759cm" fo:min-width="8.928cm"/>
    </style:style>
    <style:style style:name="gr26" style:family="graphic" style:parent-style-name="Meaning">
      <style:graphic-properties fo:min-height="0.758cm" fo:min-width="8.928cm"/>
    </style:style>
    <style:style style:name="gr27" style:family="graphic" style:parent-style-name="Meaning">
      <style:graphic-properties fo:min-height="0.758cm" fo:min-width="8.928cm"/>
    </style:style>
    <style:style style:name="gr28" style:family="graphic" style:parent-style-name="Kunyomi">
      <style:graphic-properties fo:min-height="0.757cm" fo:min-width="8.928cm"/>
    </style:style>
    <style:style style:name="gr29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0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1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3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4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5" style:family="graphic" style:parent-style-name="English">
      <style:graphic-properties fo:min-height="1.01cm" fo:min-width="8.929cm"/>
    </style:style>
    <style:style style:name="gr36" style:family="graphic" style:parent-style-name="Onyomi">
      <style:graphic-properties fo:min-height="0.758cm" fo:min-width="8.929cm"/>
    </style:style>
    <style:style style:name="gr37" style:family="graphic" style:parent-style-name="Example">
      <style:graphic-properties fo:min-height="0.96cm" fo:min-width="8.929cm"/>
    </style:style>
    <style:style style:name="gr38" style:family="graphic" style:parent-style-name="English">
      <style:graphic-properties fo:min-height="1.009cm" fo:min-width="8.928cm"/>
    </style:style>
    <style:style style:name="gr39" style:family="graphic" style:parent-style-name="Onyomi">
      <style:graphic-properties fo:min-height="0.758cm" fo:min-width="8.928cm"/>
    </style:style>
    <style:style style:name="gr40" style:family="graphic" style:parent-style-name="Example">
      <style:graphic-properties fo:min-height="0.96cm" fo:min-width="8.928cm"/>
    </style:style>
    <style:style style:name="gr41" style:family="graphic" style:parent-style-name="English">
      <style:graphic-properties fo:min-height="1.009cm" fo:min-width="8.929cm"/>
    </style:style>
    <style:style style:name="gr42" style:family="graphic" style:parent-style-name="Onyomi">
      <style:graphic-properties fo:min-height="0.759cm" fo:min-width="8.929cm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安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一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雨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駅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何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火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円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花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会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IGHT</text:p>
            </draw:text-box>
            <svg:title>english</svg:title>
          </draw:frame>
          <draw:frame draw:style-name="gr10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ウ　ユ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左右 (さう) - left and right</text:p>
              <text:p text:style-name="P1">右翼 (うよく) - right-wing</text:p>
              <text:p text:style-name="P1">右派 (うは) - right w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みぎ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RINK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moke - tak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ン　オ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飲む (のむ) - to drink</text:p>
              <text:p text:style-name="P1">飲食 (いんしょく) - food and drink</text:p>
              <text:p text:style-name="P1">飲料 (いんりょう) - beverag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の.む　-の.み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ONE</text:p>
            </draw:text-box>
            <svg:title>english</svg:title>
          </draw:frame>
          <draw:frame draw:style-name="gr19" draw:text-style-name="P1" draw:layer="layout" svg:width="8.929cm" svg:height="0.757cm" svg:x="1.307cm" svg:y="2.541cm">
            <draw:text-box>
              <text:p text:style-name="P1">one radical (no.1)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イチ　イ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一方 (いっぽう) - one (esp. of two)</text:p>
              <text:p text:style-name="P1">一つ (ひとつ) - one</text:p>
              <text:p text:style-name="P1">一部 (いちぶ) - one par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ひと-　ひと.つ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RELAX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heap - low - quiet - rested - contented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安全 (あんぜん) - safety</text:p>
              <text:p text:style-name="P1">安保 (あんぽ) - US-Japan Security Treaty</text:p>
              <text:p text:style-name="P1">安定 (あんてい) - stabilit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やす.い　やす.まる　やす　やす.ら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ATION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エ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駅前 (えきまえ) - in front of station</text:p>
              <text:p text:style-name="P1">駅伝 (えきでん) - stagecoach</text:p>
              <text:p text:style-name="P1">宿駅 (しゅくえき) - post town</text:p>
            </draw:text-box>
            <svg:title>examples</svg:title>
          </draw:frame>
          <draw:frame draw:style-name="gr22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RAIN</text:p>
            </draw:text-box>
            <svg:title>english</svg:title>
          </draw:frame>
          <draw:frame draw:style-name="gr23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大雨 (おおあめ) - heavy rain</text:p>
              <text:p text:style-name="P1">梅雨 (つゆ) - rainy season</text:p>
              <text:p text:style-name="P1">雨水 (あまみず) - rain wat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め　あま-　-さめ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FIRE</text:p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火山 (かざん) - volcano</text:p>
              <text:p text:style-name="P1">火災 (かさい) - conflagration</text:p>
              <text:p text:style-name="P1">噴火 (ふんか) - erup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ひ　-び　ほ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WHAT</text:p>
            </draw:text-box>
            <svg:title>english</svg:title>
          </draw:frame>
          <draw:frame draw:style-name="gr23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何か (なにか) - something</text:p>
              <text:p text:style-name="P1">何も (なにも) - nothing (with neg. verbs)</text:p>
              <text:p text:style-name="P1">何度 (なんど) - how many times?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に　なん　なに-　なん-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ELOW</text:p>
            </draw:text-box>
            <svg:title>english</svg:title>
          </draw:frame>
          <draw:frame draw:style-name="gr19" draw:text-style-name="P1" draw:layer="layout" svg:width="8.929cm" svg:height="0.757cm" svg:x="1.308cm" svg:y="16.389cm">
            <draw:text-box>
              <text:p text:style-name="P1">down - descend - give - low - inferior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カ　ゲ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以下 (いか) - not exceeding</text:p>
              <text:p text:style-name="P1">低下 (ていか) - fall</text:p>
              <text:p text:style-name="P1">下がる (さがる) - to hang dow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た　しも　もと　さ.げる　さ.が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CIRCL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yen - round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円高 (えんだか) - high-valued yen</text:p>
              <text:p text:style-name="P1">円安 (えんやす) - cheap yen</text:p>
              <text:p text:style-name="P1">円相場 (えんそうば) - yen exchange rat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まる.い　まる　まど　まど.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EETING</text:p>
            </draw:text-box>
            <svg:title>english</svg:title>
          </draw:frame>
          <draw:frame draw:style-name="gr19" draw:text-style-name="P1" draw:layer="layout" svg:width="8.929cm" svg:height="0.757cm" svg:x="1.31cm" svg:y="25.624cm">
            <draw:text-box>
              <text:p text:style-name="P1">meet - party - association - interview - joi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イ　エ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会議 (かいぎ) - meeting</text:p>
              <text:p text:style-name="P1">会長 (かいちょう) - president (of a society)</text:p>
              <text:p text:style-name="P1">会社 (かいしゃ) - compan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.う　あ.わせる　あつ.ま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FLOWER</text:p>
            </draw:text-box>
            <svg:title>english</svg:title>
          </draw:frame>
          <draw:frame draw:style-name="gr26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花火 (はなび) - fireworks</text:p>
              <text:p text:style-name="P1">開花 (かいか) - flowers budding</text:p>
              <text:p text:style-name="P1">花園 (かえん) - flower garde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間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気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外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学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休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魚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月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金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九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言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PIRIT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mind - air - atmosphere - moo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　ケ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景気 (けいき) - condition</text:p>
              <text:p text:style-name="P1">人気 (じんき) - prevailing mood of a locality</text:p>
              <text:p text:style-name="P1">気持ち (きもち) - feel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き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INTERVAL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pac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ン　ケ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時間 (じかん) - time</text:p>
              <text:p text:style-name="P1">年間 (ねんかん) - year (period of)</text:p>
              <text:p text:style-name="P1">人間 (じんかん) - the worl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いだ　ま　あ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TUDY</text:p>
            </draw:text-box>
            <svg:title>english</svg:title>
          </draw:frame>
          <draw:frame draw:style-name="gr19" draw:text-style-name="P1" draw:layer="layout" svg:width="8.929cm" svg:height="0.757cm" svg:x="1.307cm" svg:y="2.541cm">
            <draw:text-box>
              <text:p text:style-name="P1">learning - scienc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ガ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学校 (がっこう) - school</text:p>
              <text:p text:style-name="P1">科学 (かがく) - science</text:p>
              <text:p text:style-name="P1">学ぶ (まなぶ) - to study (in depth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まな.ぶ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OUTSIDE</text:p>
            </draw:text-box>
            <svg:title>english</svg:title>
          </draw:frame>
          <draw:frame draw:style-name="gr23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ガイ　ゲ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外相 (がいしょう) - Foreign Minister</text:p>
              <text:p text:style-name="P1">海外 (かいがい) - foreign</text:p>
              <text:p text:style-name="P1">外交 (がいこう) - diplomac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そと　ほか　はず.す　はず.れる　と-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ISH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ギョ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魚介類 (ぎょかいるい) - marine products</text:p>
              <text:p text:style-name="P1">金魚 (きんぎょ) - goldfish</text:p>
              <text:p text:style-name="P1">魚類 (ぎょるい) - fis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お　さかな　-ざか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RES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ay off - retire - slee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休日 (きゅうじつ) - holiday</text:p>
              <text:p text:style-name="P1">夏休み (なつやすみ) - summer vacation</text:p>
              <text:p text:style-name="P1">休暇 (きゅうか) - holida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やす.む　やす.まる　やす.め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MONTH</text:p>
            </draw:text-box>
            <svg:title>english</svg:title>
          </draw:frame>
          <draw:frame draw:style-name="gr19" draw:text-style-name="P1" draw:layer="layout" svg:width="8.929cm" svg:height="0.757cm" svg:x="1.309cm" svg:y="21.006cm">
            <draw:text-box>
              <text:p text:style-name="P1">mo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ゲツ　ガ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カ月 (かげつ) - months</text:p>
              <text:p text:style-name="P1">四月 (しがつ) - April</text:p>
              <text:p text:style-name="P1">六月 (ろくがつ) - Jun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つ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EMPT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ky - void - vacant - vacuum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ク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空港 (くうこう) - airport</text:p>
              <text:p text:style-name="P1">航空 (こうくう) - aviation</text:p>
              <text:p text:style-name="P1">空気 (くうき) - ai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そら　あ.く　あ.き　あ.ける　から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NINE</text:p>
            </draw:text-box>
            <svg:title>english</svg:title>
          </draw:frame>
          <draw:frame draw:style-name="gr10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キュウ　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九月 (くがつ) - September</text:p>
              <text:p text:style-name="P1">北九州 (きたきゅうしゅう) - Kitakyushu (city)</text:p>
              <text:p text:style-name="P1">九つ (ここのつ) - nin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ここの　ここの.つ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GOLD</text:p>
            </draw:text-box>
            <svg:title>english</svg:title>
          </draw:frame>
          <draw:frame draw:style-name="gr23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キン　コン　ゴ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資金 (しきん) - funds</text:p>
              <text:p text:style-name="P1">金融 (きんゆう) - financing</text:p>
              <text:p text:style-name="P1">金利 (きんり) - interest rate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ね　かな-　-がね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AY</text:p>
            </draw:text-box>
            <svg:title>english</svg:title>
          </draw:frame>
          <draw:frame draw:style-name="gr10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ゲン　ゴ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言う (いう) - to say</text:p>
              <text:p text:style-name="P1">言葉 (けとば) - language</text:p>
              <text:p text:style-name="P1">発言 (はつげん) - utteran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.う　こ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EE</text:p>
            </draw:text-box>
            <svg:title>english</svg:title>
          </draw:frame>
          <draw:frame draw:style-name="gr27" draw:text-style-name="P1" draw:layer="layout" svg:width="8.928cm" svg:height="0.758cm" svg:x="10.809cm" svg:y="25.622cm">
            <draw:text-box>
              <text:p text:style-name="P1">hopes - chances - idea - opinion - look at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見る (みる) - to see</text:p>
              <text:p text:style-name="P1">会見 (かいけん) - interview</text:p>
              <text:p text:style-name="P1">意見 (いけん) - opin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み.る　み.える　み.せ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午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後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五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語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口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高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国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校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今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左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EHIND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back - lat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ゴ　コ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午後 (ごご) - afternoon</text:p>
              <text:p text:style-name="P1">今後 (こんご) - from now on</text:p>
              <text:p text:style-name="P1">最後 (さいご) - las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のち　うし.ろ　うしろ　あと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NO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ign of the horse - 11AM-1PM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午後 (ごご) - afternoon</text:p>
              <text:p text:style-name="P1">午前 (ごぜん) - morning</text:p>
              <text:p text:style-name="P1">正午 (しょうご) - no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うま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IVE</text:p>
            </draw:text-box>
            <svg:title>english</svg:title>
          </draw:frame>
          <draw:frame draw:style-name="gr10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ゴ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五月 (ごがつ) - May</text:p>
              <text:p text:style-name="P1">五輪 (ごりん) - the Olympics</text:p>
              <text:p text:style-name="P1">五分 (ごふん) - five minute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いつ　いつ.つ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OLD</text:p>
            </draw:text-box>
            <svg:title>english</svg:title>
          </draw:frame>
          <draw:frame draw:style-name="gr23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名古屋 (なごや) - Nagoya (city)</text:p>
              <text:p text:style-name="P1">古い (ふるい) - old (not person)</text:p>
              <text:p text:style-name="P1">古代 (こだい) - ancient time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ふる.い　ふる-　-ふる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OUTH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コウ　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人口 (じんこう) - population</text:p>
              <text:p text:style-name="P1">窓口 (まどぐち) - ticket window</text:p>
              <text:p text:style-name="P1">口座 (こうざ) - account (e.g., bank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くち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WOR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peech - languag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語る (かたる) - to talk</text:p>
              <text:p text:style-name="P1">日本語 (にっぽんご) - Japanese (language)</text:p>
              <text:p text:style-name="P1">英語 (えいご) - English (language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た.る　かた.ら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COUNTRY</text:p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米国 (べいこく) - America</text:p>
              <text:p text:style-name="P1">国際 (こくさい) - international</text:p>
              <text:p text:style-name="P1">国連 (こくれん) - U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くに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TAL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high - expensiv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高い (たかい) - high</text:p>
              <text:p text:style-name="P1">最高 (さいこう) - highest</text:p>
              <text:p text:style-name="P1">高校 (こうこう) - senior high schoo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か.い　たか　-だか　たか.まる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OING</text:p>
            </draw:text-box>
            <svg:title>english</svg:title>
          </draw:frame>
          <draw:frame draw:style-name="gr19" draw:text-style-name="P1" draw:layer="layout" svg:width="8.929cm" svg:height="0.757cm" svg:x="1.308cm" svg:y="16.389cm">
            <draw:text-box>
              <text:p text:style-name="P1">journey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コウ　ギョウ　ア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行う (おこなう) - to perform</text:p>
              <text:p text:style-name="P1">銀行 (ぎんこう) - bank</text:p>
              <text:p text:style-name="P1">行く (いく) - to go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.く　ゆ.く　-ゆ.き　-ゆき　-い.き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EXA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chool - printing - proof - correction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コウ　キ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学校 (がっこう) - school</text:p>
              <text:p text:style-name="P1">高校 (こうこう) - senior high school</text:p>
              <text:p text:style-name="P1">小学校 (しょうがっこう) - primary school</text:p>
            </draw:text-box>
            <svg:title>examples</svg:title>
          </draw:frame>
          <draw:frame draw:style-name="gr2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EFT</text:p>
            </draw:text-box>
            <svg:title>english</svg:title>
          </draw:frame>
          <draw:frame draw:style-name="gr10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サ　シャ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左右 (さう) - left and right</text:p>
              <text:p text:style-name="P1">左翼 (さよく) - left-wing</text:p>
              <text:p text:style-name="P1">左派 (さは) - left w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ひだ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NOW</text:p>
            </draw:text-box>
            <svg:title>english</svg:title>
          </draw:frame>
          <draw:frame draw:style-name="gr26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ン　キ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今年 (ことし) - this year</text:p>
              <text:p text:style-name="P1">今回 (こんかい) - now</text:p>
              <text:p text:style-name="P1">今後 (こんご) - from now 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ま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子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三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山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時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耳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七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社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週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十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HILD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sign of the rat - 11PM-1AM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　ス　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子供 (こども) - child</text:p>
              <text:p text:style-name="P1">女子 (おなご) - woman</text:p>
              <text:p text:style-name="P1">男子 (だんし) - you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　-こ　ね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OUR</text:p>
            </draw:text-box>
            <svg:title>english</svg:title>
          </draw:frame>
          <draw:frame draw:style-name="gr23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四月 (しがつ) - April</text:p>
              <text:p text:style-name="P1">四球 (しきゅう) - four balls</text:p>
              <text:p text:style-name="P1">四つ (よっつ) - fou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よ　よ.つ　よっ.つ　よん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OUNTAIN</text:p>
            </draw:text-box>
            <svg:title>english</svg:title>
          </draw:frame>
          <draw:frame draw:style-name="gr10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サン　セ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山形 (やまがた) - mountain-shaped</text:p>
              <text:p text:style-name="P1">青山 (せいざん) - blue or green mountain</text:p>
              <text:p text:style-name="P1">火山 (かざん) - volcano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ま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HREE</text:p>
            </draw:text-box>
            <svg:title>english</svg:title>
          </draw:frame>
          <draw:frame draw:style-name="gr23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ン　ゾ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三月 (さんがつ) - March</text:p>
              <text:p text:style-name="P1">三人 (さんにん) - three people</text:p>
              <text:p text:style-name="P1">三十日 (さんじゅうにち) - 30 day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み　み.つ　みっ.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AR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牛耳る (ぎゅうじる) - to control</text:p>
              <text:p text:style-name="P1">寝耳 (ねみみ) - something heard while sleeping</text:p>
              <text:p text:style-name="P1">耳目 (じもく) - eye and ea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み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TIM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hou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時間 (じかん) - time</text:p>
              <text:p text:style-name="P1">時代 (じだい) - period</text:p>
              <text:p text:style-name="P1">当時 (とうじ) - at that tim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き　-どき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HAND</text:p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ュ　ズ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選手 (せんしゅ) - player (in game)</text:p>
              <text:p text:style-name="P1">相手 (あいて) - companion</text:p>
              <text:p text:style-name="P1">大手 (おおて) - front castle gat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て　て-　-て　た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CAR</text:p>
            </draw:text-box>
            <svg:title>english</svg:title>
          </draw:frame>
          <draw:frame draw:style-name="gr23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自動車 (じどうしゃ) - automobile</text:p>
              <text:p text:style-name="P1">乗用車 (じょうようしゃ) - passenger vehicle</text:p>
              <text:p text:style-name="P1">下車 (げしゃ) - alighting (from train, bus, etc.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くる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OMPANY</text:p>
            </draw:text-box>
            <svg:title>english</svg:title>
          </draw:frame>
          <draw:frame draw:style-name="gr19" draw:text-style-name="P1" draw:layer="layout" svg:width="8.929cm" svg:height="0.757cm" svg:x="1.308cm" svg:y="16.389cm">
            <draw:text-box>
              <text:p text:style-name="P1">firm - office - association - shrine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シャ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会社 (かいしゃ) - company</text:p>
              <text:p text:style-name="P1">社会 (しゃかい) - society</text:p>
              <text:p text:style-name="P1">社会党 (しゃかいとう) - Socialist Part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やし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EVEN</text:p>
            </draw:text-box>
            <svg:title>english</svg:title>
          </draw:frame>
          <draw:frame draw:style-name="gr23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シチ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七月 (しちがつ) - July</text:p>
              <text:p text:style-name="P1">七つ (ななつ) - seven</text:p>
              <text:p text:style-name="P1">七草 (ななくさ) - the seven spring flower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なな　なな.つ　なの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EN</text:p>
            </draw:text-box>
            <svg:title>english</svg:title>
          </draw:frame>
          <draw:frame draw:style-name="gr10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ュウ　ジッ　ジュッ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十月 (じゅうがつ) - October</text:p>
              <text:p text:style-name="P1">十分 (じっぷん) - 10 minutes</text:p>
              <text:p text:style-name="P1">十一月 (じゅういちがつ) - Novemb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とお　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WEEK</text:p>
            </draw:text-box>
            <svg:title>english</svg:title>
          </draw:frame>
          <draw:frame draw:style-name="gr26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週間 (しゅうかん) - week</text:p>
              <text:p text:style-name="P1">週刊 (しゅうかん) - published weekly</text:p>
              <text:p text:style-name="P1">一週間 (いっしゅうかん) - one week</text:p>
            </draw:text-box>
            <svg:title>examples</svg:title>
          </draw:frame>
          <draw:frame draw:style-name="gr2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女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小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出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少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上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食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新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生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西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LITTLE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smal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小さな (ちいさな) - small</text:p>
              <text:p text:style-name="P1">小学校 (しょうがっこう) - primary school</text:p>
              <text:p text:style-name="P1">小説 (しょうせつ) - novel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ちい.さい　こ-　お-　さ-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OMA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femal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ョ　ニョ　ニ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女性 (じょせい) - woman</text:p>
              <text:p text:style-name="P1">女子 (おなご) - woman</text:p>
              <text:p text:style-name="P1">男女 (おとこおんな) - masculine (mannish) woma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んな　め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WRITE</text:p>
            </draw:text-box>
            <svg:title>english</svg:title>
          </draw:frame>
          <draw:frame draw:style-name="gr10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書く (かく) - to write</text:p>
              <text:p text:style-name="P1">書記 (しょき) - clerk</text:p>
              <text:p text:style-name="P1">秘書 (ひしょ) - secreta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.く　-が.き　-がき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EXI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leave - go out - come out - put out - protrud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ツ　ス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出る (でる) - to go out</text:p>
              <text:p text:style-name="P1">出す (だす) - to take out</text:p>
              <text:p text:style-name="P1">提出 (ていしゅつ) - to pres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で.る　-で　だ.す　-だ.す　い.でる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BOVE</text:p>
            </draw:text-box>
            <svg:title>english</svg:title>
          </draw:frame>
          <draw:frame draw:style-name="gr19" draw:text-style-name="P1" draw:layer="layout" svg:width="8.929cm" svg:height="0.757cm" svg:x="1.309cm" svg:y="11.776cm">
            <draw:text-box>
              <text:p text:style-name="P1">up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ジョウ　ショウ　シャ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以上 (いじょう) - not less than</text:p>
              <text:p text:style-name="P1">上がる (あがる) - to rise</text:p>
              <text:p text:style-name="P1">上回る (うわまわる) - to exceed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え　-うえ　うわ-　かみ　あ.げる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FEW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ittl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少ない (すくない) - few</text:p>
              <text:p text:style-name="P1">少し (すこし) - small quantity</text:p>
              <text:p text:style-name="P1">減少 (げんしょう) - decreas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すく.ない　すこ.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WATER</text:p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ス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水準 (すいじゅん) - level</text:p>
              <text:p text:style-name="P1">清水 (きよみず) - spring water</text:p>
              <text:p text:style-name="P1">水道 (すいどう) - water servic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みず　みず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PERSON</text:p>
            </draw:text-box>
            <svg:title>english</svg:title>
          </draw:frame>
          <draw:frame draw:style-name="gr23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ン　ニ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二人 (ににん) - two persons</text:p>
              <text:p text:style-name="P1">日本人 (にっぽんじん) - Japanese person</text:p>
              <text:p text:style-name="P1">人間 (じんかん) - the worl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と　-り　-と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NEW</text:p>
            </draw:text-box>
            <svg:title>english</svg:title>
          </draw:frame>
          <draw:frame draw:style-name="gr10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新しい (あたらしい) - new</text:p>
              <text:p text:style-name="P1">新聞 (しんぶん) - newspaper</text:p>
              <text:p text:style-name="P1">新た (あらた) - new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あたら.しい　あら.た　あら-　にい-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EA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ood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ショク　ジ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食べる (たべる) - to eat</text:p>
              <text:p text:style-name="P1">食事 (しょくじ) - meal</text:p>
              <text:p text:style-name="P1">食品 (しょくひん) - commodit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く.う　く.らう　た.べる　は.む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EST</text:p>
            </draw:text-box>
            <svg:title>english</svg:title>
          </draw:frame>
          <draw:frame draw:style-name="gr19" draw:text-style-name="P1" draw:layer="layout" svg:width="8.929cm" svg:height="0.757cm" svg:x="1.31cm" svg:y="25.624cm">
            <draw:text-box>
              <text:p text:style-name="P1">Spai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イ　サイ　ス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西側 (にしがわ) - west side</text:p>
              <text:p text:style-name="P1">東西 (とうざい) - East and West</text:p>
              <text:p text:style-name="P1">大西洋 (たいせいよう) - Atlantic Ocea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に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LIFE</text:p>
            </draw:text-box>
            <svg:title>english</svg:title>
          </draw:frame>
          <draw:frame draw:style-name="gr27" draw:text-style-name="P1" draw:layer="layout" svg:width="8.928cm" svg:height="0.758cm" svg:x="10.809cm" svg:y="25.622cm">
            <draw:text-box>
              <text:p text:style-name="P1">genuine - birth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生活 (せいかつ) - living</text:p>
              <text:p text:style-name="P1">生産 (せいさん) - production</text:p>
              <text:p text:style-name="P1">生きる (いきる) - to liv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.きる　い.かす　い.ける　う.まれ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川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先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千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足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多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中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長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大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天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店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 FRONT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befo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ゼ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午前 (ごぜん) - morning</text:p>
              <text:p text:style-name="P1">前年 (ぜんねん) - the preceding year</text:p>
              <text:p text:style-name="P1">前後 (ぜんご) - aroun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まえ　-まえ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TREAM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iver - river or 3-stroke river radical (no. 47)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川崎 (かわさき) - Kawasaki (city)</text:p>
              <text:p text:style-name="P1">小川 (おがわ) - streamlet</text:p>
              <text:p text:style-name="P1">谷川 (たにがわ) - mountain stream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わ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HOUSAND</text:p>
            </draw:text-box>
            <svg:title>english</svg:title>
          </draw:frame>
          <draw:frame draw:style-name="gr10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千葉 (ちば) - Chiba (city)</text:p>
              <text:p text:style-name="P1">千代 (せんだい) - thousand years</text:p>
              <text:p text:style-name="P1">千里 (せんり) - 1000 ri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ち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BEFOR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head - previous - future - preceden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先月 (せんげつ) - last month</text:p>
              <text:p text:style-name="P1">先生 (せんせい) - teacher</text:p>
              <text:p text:style-name="P1">優先 (ゆうせん) - preferen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さき　ま.ず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ANY</text:p>
            </draw:text-box>
            <svg:title>english</svg:title>
          </draw:frame>
          <draw:frame draw:style-name="gr19" draw:text-style-name="P1" draw:layer="layout" svg:width="8.929cm" svg:height="0.757cm" svg:x="1.309cm" svg:y="11.776cm">
            <draw:text-box>
              <text:p text:style-name="P1">frequent - much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タ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多い (おおい) - many</text:p>
              <text:p text:style-name="P1">多く (おおく) - many</text:p>
              <text:p text:style-name="P1">多数 (たすう) - great numb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お.い　まさ.に　まさ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LE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oot - be sufficient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不足 (ふそく) - insufficiency</text:p>
              <text:p text:style-name="P1">発足 (はっそく) - starting</text:p>
              <text:p text:style-name="P1">満足 (まんぞく) - satisfac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し　た.りる　た.る　た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LONG</text:p>
            </draw:text-box>
            <svg:title>english</svg:title>
          </draw:frame>
          <draw:frame draw:style-name="gr19" draw:text-style-name="P1" draw:layer="layout" svg:width="8.929cm" svg:height="0.757cm" svg:x="1.309cm" svg:y="21.006cm">
            <draw:text-box>
              <text:p text:style-name="P1">lead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会長 (かいちょう) - president (of a society)</text:p>
              <text:p text:style-name="P1">社長 (しゃちょう) - company president</text:p>
              <text:p text:style-name="P1">委員長 (いいんちょう) - committee chairma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が.い　おさ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I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inside - middle - mean - cente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中国 (ちゅうごく) - China</text:p>
              <text:p text:style-name="P1">中心 (ちゅうしん) - center</text:p>
              <text:p text:style-name="P1">中央 (ちゅうおう) - cente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か　うち　あた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ALE</text:p>
            </draw:text-box>
            <svg:title>english</svg:title>
          </draw:frame>
          <draw:frame draw:style-name="gr10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ダン　ナ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男性 (だんせい) - man</text:p>
              <text:p text:style-name="P1">男子 (だんし) - youth</text:p>
              <text:p text:style-name="P1">長男 (ちょうなん) - eldest s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おとこ　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LARG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ig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ダイ　タ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大統領 (だいとうりょう) - president</text:p>
              <text:p text:style-name="P1">大会 (たいかい) - convention</text:p>
              <text:p text:style-name="P1">大きい (おおきい) - bi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お-　おお.きい　-おお.いに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TORE</text:p>
            </draw:text-box>
            <svg:title>english</svg:title>
          </draw:frame>
          <draw:frame draw:style-name="gr19" draw:text-style-name="P1" draw:layer="layout" svg:width="8.929cm" svg:height="0.757cm" svg:x="1.31cm" svg:y="25.624cm">
            <draw:text-box>
              <text:p text:style-name="P1">shop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テ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支店 (してん) - branch store (office)</text:p>
              <text:p text:style-name="P1">百貨店 (ひゃっかてん) - store</text:p>
              <text:p text:style-name="P1">書店 (しょてん) - bookshop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みせ　たな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HEAVENS</text:p>
            </draw:text-box>
            <svg:title>english</svg:title>
          </draw:frame>
          <draw:frame draw:style-name="gr27" draw:text-style-name="P1" draw:layer="layout" svg:width="8.928cm" svg:height="0.758cm" svg:x="10.809cm" svg:y="25.622cm">
            <draw:text-box>
              <text:p text:style-name="P1">sky - imperia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テ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天皇 (すめらぎ) - Emperor of Japan</text:p>
              <text:p text:style-name="P1">天気 (てんき) - weather</text:p>
              <text:p text:style-name="P1">天井 (てんじょう) - ceil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まつ　あめ　あま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道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電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読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入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二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日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買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白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OAD-WAY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street - district - journey - course - moral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ドウ　ト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報道 (ほうどう) - information</text:p>
              <text:p text:style-name="P1">道路 (どうろ) - road</text:p>
              <text:p text:style-name="P1">鉄道 (てつどう) - railroa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み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AST</text:p>
            </draw:text-box>
            <svg:title>english</svg:title>
          </draw:frame>
          <draw:frame draw:style-name="gr23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中東 (ちゅうとう) - Middle East</text:p>
              <text:p text:style-name="P1">東北 (とうほく) - north-east</text:p>
              <text:p text:style-name="P1">東欧 (とうおう) - Eastern Europ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ひがし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OIL</text:p>
            </draw:text-box>
            <svg:title>english</svg:title>
          </draw:frame>
          <draw:frame draw:style-name="gr19" draw:text-style-name="P1" draw:layer="layout" svg:width="8.929cm" svg:height="0.757cm" svg:x="1.307cm" svg:y="2.541cm">
            <draw:text-box>
              <text:p text:style-name="P1">earth - ground - Turke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ド　ト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土地 (とち) - plot of land</text:p>
              <text:p text:style-name="P1">領土 (りょうど) - dominion</text:p>
              <text:p text:style-name="P1">土曜 (どよう) - Saturda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ち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ELECTRICITY</text:p>
            </draw:text-box>
            <svg:title>english</svg:title>
          </draw:frame>
          <draw:frame draw:style-name="gr23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デ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電話 (でんわ) - telephone</text:p>
              <text:p text:style-name="P1">電気 (でんき) - electricity</text:p>
              <text:p text:style-name="P1">電力 (でんりょく) - electric power</text:p>
            </draw:text-box>
            <svg:title>examples</svg:title>
          </draw:frame>
          <draw:frame draw:style-name="gr28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OUTH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ナン　ナ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南北 (なんぼく) - south and north</text:p>
              <text:p text:style-name="P1">南部 (なんぶ) - southern part</text:p>
              <text:p text:style-name="P1">東南 (とうなん) - south-eas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なみ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READ</text:p>
            </draw:text-box>
            <svg:title>english</svg:title>
          </draw:frame>
          <draw:frame draw:style-name="gr23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ドク　トク　ト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読む (よむ) - to read</text:p>
              <text:p text:style-name="P1">読者 (どくしゃ) - reader</text:p>
              <text:p text:style-name="P1">読書 (とくしょ) - reading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よ.む　-よ.み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YEAR</text:p>
            </draw:text-box>
            <svg:title>english</svg:title>
          </draw:frame>
          <draw:frame draw:style-name="gr19" draw:text-style-name="P1" draw:layer="layout" svg:width="8.929cm" svg:height="0.757cm" svg:x="1.309cm" svg:y="21.006cm">
            <draw:text-box>
              <text:p text:style-name="P1">counter for year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ネ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昨年 (さくねん) - last year</text:p>
              <text:p text:style-name="P1">今年 (ことし) - this year</text:p>
              <text:p text:style-name="P1">年間 (ねんかん) - year (period of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とし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ENTE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inser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ニュウ　ジュ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入る (いる) - to get in</text:p>
              <text:p text:style-name="P1">入れる (いれる) - to put in</text:p>
              <text:p text:style-name="P1">輸入 (しゅにゅう) - import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.る　-い.る　-い.り　い.れる　-い.れ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AY</text:p>
            </draw:text-box>
            <svg:title>english</svg:title>
          </draw:frame>
          <draw:frame draw:style-name="gr19" draw:text-style-name="P1" draw:layer="layout" svg:width="8.929cm" svg:height="0.757cm" svg:x="1.308cm" svg:y="16.389cm">
            <draw:text-box>
              <text:p text:style-name="P1">sun - Japan - counter for days</text:p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ニチ　ジ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日本 (にっぽん) - Japan</text:p>
              <text:p text:style-name="P1">日本人 (にっぽんじん) - Japanese person</text:p>
              <text:p text:style-name="P1">日米 (にちべい) - Japan-America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　-び　-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TWO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wo radical (no.2)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ニ　ジ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二人 (ににん) - two persons</text:p>
              <text:p text:style-name="P1">二月 (にがつ) - February</text:p>
              <text:p text:style-name="P1">十二月 (じゅうにがつ) - Decemb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ふた　ふた.つ　ふたた.び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HITE</text:p>
            </draw:text-box>
            <svg:title>english</svg:title>
          </draw:frame>
          <draw:frame draw:style-name="gr10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ハク　ビャ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面白い (おもしろい) - interesting</text:p>
              <text:p text:style-name="P1">白い (しろい) - white</text:p>
              <text:p text:style-name="P1">白人 (はくじん) - white pers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しろ　しら-　しろ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BUY</text:p>
            </draw:text-box>
            <svg:title>english</svg:title>
          </draw:frame>
          <draw:frame draw:style-name="gr26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バ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買う (かう) - to buy</text:p>
              <text:p text:style-name="P1">売買 (ばいばい) - trade</text:p>
              <text:p text:style-name="P1">買収 (ばいしゅう) - buy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百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父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八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半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分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聞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本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毎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母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北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万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ATHER</text:p>
            </draw:text-box>
            <svg:title>english</svg:title>
          </draw:frame>
          <draw:frame draw:style-name="gr10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父親 (ちちおや) - father</text:p>
              <text:p text:style-name="P1">父母 (ちちはは) - father and mother</text:p>
              <text:p text:style-name="P1">祖父 (おおじ) - grandfath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ち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HUNDRED</text:p>
            </draw:text-box>
            <svg:title>english</svg:title>
          </draw:frame>
          <draw:frame draw:style-name="gr23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ヒャク　ビャ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百貨店 (ひゃっかてん) - store</text:p>
              <text:p text:style-name="P1">百合 (ゆり) - lily</text:p>
              <text:p text:style-name="P1">百姓 (おおみたから) - imperial subject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もも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HALF</text:p>
            </draw:text-box>
            <svg:title>english</svg:title>
          </draw:frame>
          <draw:frame draw:style-name="gr19" draw:text-style-name="P1" draw:layer="layout" svg:width="8.929cm" svg:height="0.757cm" svg:x="1.307cm" svg:y="2.541cm">
            <draw:text-box>
              <text:p text:style-name="P1">middle - odd number - semi- - part-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ハ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時半 (じはん) - about an hour</text:p>
              <text:p text:style-name="P1">後半 (こうはん) - second half</text:p>
              <text:p text:style-name="P1">前半 (ぜんはん) - first half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なか.ば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EIGH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eight radical (no. 12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ハチ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八月 (はちがつ) - August</text:p>
              <text:p text:style-name="P1">八幡 (はちまん) - Hachiman (God of War)</text:p>
              <text:p text:style-name="P1">十八番 (おはこ) - one's favorite stunt (favorite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や　や.つ　やっ.つ　よ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EAR</text:p>
            </draw:text-box>
            <svg:title>english</svg:title>
          </draw:frame>
          <draw:frame draw:style-name="gr19" draw:text-style-name="P1" draw:layer="layout" svg:width="8.929cm" svg:height="0.757cm" svg:x="1.309cm" svg:y="11.776cm">
            <draw:text-box>
              <text:p text:style-name="P1">ask - listen</text:p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ブン　モ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聞く (きく) - to hear</text:p>
              <text:p text:style-name="P1">新聞 (しんぶん) - newspaper</text:p>
              <text:p text:style-name="P1">新聞社 (しんぶんしゃ) - newspaper compan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.く　き.こえ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PAR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inute of time - segment - share - degre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ブン　フン　ブ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自分 (じぶん) - myself</text:p>
              <text:p text:style-name="P1">分かる (わかる) - to be understood</text:p>
              <text:p text:style-name="P1">十分 (じっぷん) - 10 minute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わ.ける　わ.け　わ.かれる　わ.か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8.929cm" svg:height="1.01cm" svg:x="1.309cm" svg:y="19.955cm">
            <draw:text-box>
              <text:p>EVERY</text:p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マ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毎日 (まいにち) - every day</text:p>
              <text:p text:style-name="P1">毎年 (まいとし) - every year</text:p>
              <text:p text:style-name="P1">毎月 (まいげつ) - every month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ごと　-ごと.に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BOO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esent - main - origin - true - real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ホ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日本 (にっぽん) - Japan</text:p>
              <text:p text:style-name="P1">本部 (ほんぶ) - headquarters</text:p>
              <text:p text:style-name="P1">日本人 (にっぽんじん) - Japanese pers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もと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NORTH</text:p>
            </draw:text-box>
            <svg:title>english</svg:title>
          </draw:frame>
          <draw:frame draw:style-name="gr10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8cm" svg:y="16.84cm">
            <draw:text-box>
              <text:p text:style-name="P1">ホ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北朝鮮 (きたちょうせん) - North Korea</text:p>
              <text:p text:style-name="P1">北京 (ぺきん) - Beijing (China)</text:p>
              <text:p text:style-name="P1">南北 (なんぼく) - south and north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きた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MOTHER</text:p>
            </draw:text-box>
            <svg:title>english</svg:title>
          </draw:frame>
          <draw:frame draw:style-name="gr23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ボ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母親 (ははおや) - mother</text:p>
              <text:p text:style-name="P1">父母 (ちちはは) - father and mother</text:p>
              <text:p text:style-name="P1">母子 (ぼし) - mother and chil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は　も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NAME</text:p>
            </draw:text-box>
            <svg:title>english</svg:title>
          </draw:frame>
          <draw:frame draw:style-name="gr19" draw:text-style-name="P1" draw:layer="layout" svg:width="8.929cm" svg:height="0.757cm" svg:x="1.31cm" svg:y="25.624cm">
            <draw:text-box>
              <text:p text:style-name="P1">noted - distinguished - reputatio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メイ　ミ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名前 (なまえ) - name</text:p>
              <text:p text:style-name="P1">名古屋 (なごや) - Nagoya (city)</text:p>
              <text:p text:style-name="P1">名誉 (めいよ) - hono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な　-な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TEN THOUSAND</text:p>
            </draw:text-box>
            <svg:title>english</svg:title>
          </draw:frame>
          <draw:frame draw:style-name="gr27" draw:text-style-name="P1" draw:layer="layout" svg:width="8.928cm" svg:height="0.758cm" svg:x="10.809cm" svg:y="25.622cm">
            <draw:text-box>
              <text:p text:style-name="P1">10,000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マン　バ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万全 (ばんぜん) - perfection</text:p>
              <text:p text:style-name="P1">万一 (まんいち) - by some chance</text:p>
              <text:p text:style-name="P1">万能 (ばんのう) - all-purpos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よろず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友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来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木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目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六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話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ME</text:p>
            </draw:text-box>
            <svg:title>english</svg:title>
          </draw:frame>
          <draw:frame draw:style-name="gr19" draw:text-style-name="P1" draw:layer="layout" svg:width="8.929cm" svg:height="0.757cm" svg:x="1.308cm" svg:y="7.158cm">
            <draw:text-box>
              <text:p text:style-name="P1">due - next - cause - becom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ライ　タ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以来 (いらい) - since</text:p>
              <text:p text:style-name="P1">来る (きたる) - to come</text:p>
              <text:p text:style-name="P1">来年 (らいねん) - next yea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.る　きた.る　きた.す　き.たす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RIEND</text:p>
            </draw:text-box>
            <svg:title>english</svg:title>
          </draw:frame>
          <draw:frame draw:style-name="gr23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ユ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友人 (ゆうじん) - friend</text:p>
              <text:p text:style-name="P1">友好 (ゆうこう) - friendship</text:p>
              <text:p text:style-name="P1">友達 (ともだち) - frien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とも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YE</text:p>
            </draw:text-box>
            <svg:title>english</svg:title>
          </draw:frame>
          <draw:frame draw:style-name="gr19" draw:text-style-name="P1" draw:layer="layout" svg:width="8.929cm" svg:height="0.757cm" svg:x="1.307cm" svg:y="2.541cm">
            <draw:text-box>
              <text:p text:style-name="P1">class - look - insight - experience - care - favo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モク　ボ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目指す (めざす) - to aim at</text:p>
              <text:p text:style-name="P1">注目 (ちゅうもく) - notice</text:p>
              <text:p text:style-name="P1">目標 (めじるし) - mark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め　-め　ま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RE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woo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ボク　モ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栃木 (とちのき) - Japanese horse chestnut</text:p>
              <text:p text:style-name="P1">青木 (あおき) - Japanese laurel</text:p>
              <text:p text:style-name="P1">高木 (こうぼく) - tall tre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き　こ-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IX</text:p>
            </draw:text-box>
            <svg:title>english</svg:title>
          </draw:frame>
          <draw:frame draw:style-name="gr10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1" draw:text-style-name="P1" draw:layer="layout" svg:width="8.929cm" svg:height="0.759cm" svg:x="1.309cm" svg:y="12.227cm">
            <draw:text-box>
              <text:p text:style-name="P1">ロク　リ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六月 (ろくがつ) - June</text:p>
              <text:p text:style-name="P1">六日 (むいか) - sixth day of the month</text:p>
              <text:p text:style-name="P1">十六 (じゅうろく) - 16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　む.つ　むっ.つ　む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TAND UP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ise - set up - erec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リツ　リュウ　リット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立場 (たちば) - standpoint</text:p>
              <text:p text:style-name="P1">立つ (たつ) - to stand</text:p>
              <text:p text:style-name="P1">連立 (れんりつ) - allia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.つ　-た.つ　た.ち-　た.て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10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3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10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42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TAL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alk</text:p>
            </draw:text-box>
            <svg:title>meaning</svg:title>
          </draw:frame>
          <draw:frame draw:style-name="gr25" draw:text-style-name="P1" draw:layer="layout" svg:width="8.928cm" svg:height="0.759cm" svg:x="10.807cm" svg:y="16.839cm">
            <draw:text-box>
              <text:p text:style-name="P1">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話す (はなす) - to speak</text:p>
              <text:p text:style-name="P1">電話 (でんわ) - telephone</text:p>
              <text:p text:style-name="P1">話題 (わだい) - topic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な.す　はなし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10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6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3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4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1298"/>
  </office:meta>
</office:document-meta>
</file>